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7f9" officeooo:paragraph-rsid="001317f9"/>
    </style:style>
    <style:style style:name="P2" style:family="paragraph" style:parent-style-name="Standard">
      <style:text-properties officeooo:rsid="001336ac" officeooo:paragraph-rsid="001336ac"/>
    </style:style>
    <style:style style:name="P3" style:family="paragraph" style:parent-style-name="Standard">
      <style:text-properties officeooo:rsid="0013f421" officeooo:paragraph-rsid="001336ac"/>
    </style:style>
    <style:style style:name="P4" style:family="paragraph" style:parent-style-name="Standard">
      <style:text-properties officeooo:rsid="0013f421" officeooo:paragraph-rsid="0013f421"/>
    </style:style>
    <style:style style:name="P5" style:family="paragraph" style:parent-style-name="Standard">
      <style:paragraph-properties fo:text-align="center" style:justify-single-word="false"/>
      <style:text-properties officeooo:rsid="0013f421" officeooo:paragraph-rsid="0013f421"/>
    </style:style>
    <style:style style:name="T1" style:family="text">
      <style:text-properties officeooo:rsid="001336ac"/>
    </style:style>
    <style:style style:name="T2" style:family="text">
      <style:text-properties officeooo:rsid="0013f421"/>
    </style:style>
    <style:style style:name="T3" style:family="text">
      <style:text-properties officeooo:rsid="00171a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Mini Projet Datamétrie</text:p>
      <text:p text:style-name="P1"/>
      <text:p text:style-name="P1"/>
      <text:p text:style-name="P1"/>
      <text:p text:style-name="P1">Client : DSI-Cinetic</text:p>
      <text:p text:style-name="P1">Souhait : être informé sur les temps de chargement des pages d’accueil de services Web hébergés par le rectorat <text:span text:style-name="T1">à partir d’un panel d’établissements scolaires</text:span></text:p>
      <text:p text:style-name="P1"/>
      <text:p text:style-name="P2">Mise en évidence de problèmes : </text:p>
      <text:p text:style-name="P2">- Accès internet perturbé à certaines heures dans certains établissements</text:p>
      <text:p text:style-name="P2">- Fournisseur d’accès moins performants</text:p>
      <text:p text:style-name="P2">- Services du Rectorat difficiles d’accès à certaines heures</text:p>
      <text:p text:style-name="P2"/>
      <text:p text:style-name="P2"/>
      <text:p text:style-name="P4">Problématique : </text:p>
      <text:p text:style-name="P4"/>
      <text:p text:style-name="P4"/>
      <text:p text:style-name="P2">Objectif : Proposé un script SHELL qui sera ensuite implanté sur la passerelle de chaque lycée</text:p>
      <text:p text:style-name="P2"/>
      <text:p text:style-name="P2"/>
      <text:p text:style-name="P2"><text:span text:style-name="T2">SCRIPT 1 </text:span>le script devra réaliser les tâches suivantes (toutes les 5min)</text:p>
      <text:p text:style-name="P2">- Lancer un ping vers le serveur à tester et mesurer le temps de réponse du ping</text:p>
      <text:p text:style-name="P2">- SI joignable (T &lt; 2) lancer le chargement de la page d’accueil du service web testé et mesurer le temps de chargement</text:p>
      <text:p text:style-name="P2">- Mémoriser les informations afin de fabriquer un rapport par H24</text:p>
      <text:p text:style-name="P2"><text:tab/>+ petite et + grande valeur mesurés (ping et chargement) ainsi que la datation</text:p>
      <text:p text:style-name="P2"><text:tab/>Nb de tests fructueux et infructueux</text:p>
      <text:p text:style-name="P2"><text:tab/>Moyenne des temps de réponses</text:p>
      <text:p text:style-name="P1"/>
      <text:p text:style-name="P2"><text:span text:style-name="T2">SCRIPT 2 </text:span>le script enverra un email récapitulatif aux responsables du service DSI-Cinetic</text:p>
      <text:p text:style-name="P2">- Nom du lycée</text:p>
      <text:p text:style-name="P2">- Fournisseur d’accès (affichage automatisé)</text:p>
      <text:p text:style-name="P2">- 1 instance du script</text:p>
      <text:p text:style-name="P2">- utiliser le minimum de ress systèmes</text:p>
      <text:p text:style-name="P2"/>
      <text:p text:style-name="P2">Travail demandé</text:p>
      <text:p text:style-name="P2">- Fournir un algorithme complet du script en découpant la problématique</text:p>
      <text:p text:style-name="P2"><text:tab/>Structures algorithmiques simples (si alors sinon // tant que)</text:p>
      <text:p text:style-name="P2"/>
      <text:p text:style-name="P2">Découpage en tâche élémentaire (1 ou plusieurs étapes)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Définition de l'algorithme général du projet</text:p>
      <text:p text:style-name="P4">Découpage en tâches élémentaires</text:p>
      <text:p text:style-name="P4">Numérotation et classement des tâches élémentaires par ordre de priorité</text:p>
      <text:p text:style-name="P4">Réalisation d'un Post-it par tâche</text:p>
      <text:p text:style-name="P4">Choix des tâches à réaliser lors de la première itération (sprint)</text:p>
      <text:p text:style-name="P4">Début du codage des tâches élémentai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8:21:07.612941209</meta:creation-date>
    <dc:date>2018-10-02T21:51:17.123245576</dc:date>
    <meta:editing-duration>PT17M58S</meta:editing-duration>
    <meta:editing-cycles>1</meta:editing-cycles>
    <meta:document-statistic meta:table-count="0" meta:image-count="0" meta:object-count="0" meta:page-count="2" meta:paragraph-count="31" meta:word-count="273" meta:character-count="1693" meta:non-whitespace-character-count="1445"/>
    <meta:generator>LibreOffice/6.0.6.2$Linux_X86_64 LibreOffice_project/00m0$Build-2</meta:generator>
  </office:meta>
</office:document-meta>
</file>